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List of United States Senators from Connecticut</text:p>
      <text:p text:style-name="Preformatted_20_Text">From Wikipedia, the free encyclopedia</text:p>
      <text:p text:style-name="Preformatted_20_Text">https://en.wikipedia.org/wiki/List%20of%20United%20States%20Senators%20from%20Connecticut</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List of United States Senators from Connecticut</text:p>
      <text:p text:style-name="Preformatted_20_Text"><text:s text:c="4"/>• United States Senators are popularly elected, for a six-year term, beginning January 3.</text:p>
      <text:p text:style-name="Preformatted_20_Text"><text:s text:c="4"/>• Before 1914, they were chosen by the Connecticut General Assembly, and before 1935, their terms began March 4.</text:p>
      <text:p text:style-name="Preformatted_20_Text"/>
      <text:p text:style-name="Preformatted_20_Text">This is a chronological listing of the United States Senators from Connecticut.</text:p>
      <text:p text:style-name="Preformatted_20_Text">United States Senators are popularly elected, for a six-year term, beginning January 3. Elections are held the first Tuesday after November 1. Before 1914, they were chosen by the Connecticut General Assembly, and before 1935, their terms began March 4. Its current U.S. Senators are Democrats Richard Blumenthal (serving since 2011) and Chris Murphy (serving since 2013).</text:p>
      <text:p text:style-name="Preformatted_20_Text">List of Senators</text:p>
      <text:p text:style-name="Preformatted_20_Text">Living former senators</text:p>
      <text:p text:style-name="Preformatted_20_Text"><text:s text:c="4"/>• As of October 2016[update], there are three living former senators.</text:p>
      <text:p text:style-name="Preformatted_20_Text"><text:s text:c="4"/>• The most recent senator to die was Abraham A. Ribicoff (served 1963–1981) on February 22, 1998, who is also the most recently serving senator to die.</text:p>
      <text:p text:style-name="Preformatted_20_Text">As of October 2016[update], there are three living former senators. The most recent senator to die was Abraham A. Ribicoff (served 1963–1981) on February 22, 1998, who is also the most recently serving senator to die.</text:p>
      <text:p text:style-name="Preformatted_20_Text">References</text:p>
      <text:p text:style-name="Preformatted_20_Text">See also</text:p>
      <text:p text:style-name="Preformatted_20_Text"><text:s text:c="4"/>• United States congressional delegations from Connecticut</text:p>
      <text:p text:style-name="Preformatted_20_Text"><text:s text:c="4"/>• List of United States Representatives from Connecticut</text:p>
      <text:p text:style-name="Preformatted_20_Text">List of United States Representatives from Connecticut</text:p>
      <text:p text:style-name="Preformatted_20_Text">United States congressional delegations from Connectic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1" meta:word-count="241" meta:character-count="1749" meta:non-whitespace-character-count="1507"/>
    <meta:generator>LibreOffice/6.0.7.3$Linux_X86_64 LibreOffice_project/00m0$Build-3</meta:generator>
  </office:meta>
</office:document-meta>
</file>